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 office:value-type="string">
            <text:p>Var Coeff</text:p>
          </table:table-cell>
          <table:table-cell office:value-type="string">
            <text:p>Speed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84">
            <text:p>7.784</text:p>
          </table:table-cell>
          <table:table-cell office:value-type="float" office:value="7.803">
            <text:p>7.803</text:p>
          </table:table-cell>
          <table:table-cell office:value-type="float" office:value="7.785">
            <text:p>7.785</text:p>
          </table:table-cell>
          <table:table-cell table:style-name="ce1" office:value-type="float" office:value="7.785">
            <text:p>7.785</text:p>
          </table:table-cell>
          <table:table-cell table:style-name="ce1" office:value-type="float" office:value="7.757">
            <text:p>7.757</text:p>
          </table:table-cell>
          <table:table-cell table:style-name="ce1" table:formula="of:=AVERAGE([.B3:.F3])" office:value-type="float" office:value="7.7828">
            <text:p>7.783</text:p>
          </table:table-cell>
          <table:table-cell table:style-name="ce1" table:formula="of:=STDEV([.B3:.F3])" office:value-type="float" office:value="0.0164681510801912">
            <text:p>0.016</text:p>
          </table:table-cell>
          <table:table-cell table:style-name="ce1" table:formula="of:=[.H3]/[.G3]" office:value-type="float" office:value="0.00211596739993206">
            <text:p>0.002</text:p>
          </table:table-cell>
          <table:table-cell table:style-name="ce2" table:formula="of:=[.G4]/[.G3]" office:value-type="float" office:value="1.53404944236008">
            <text:p>1.53</text:p>
          </table:table-cell>
          <table:table-cell office:value-type="string">
            <text:p>Sequential (1)</text:p>
          </table:table-cell>
          <table:table-cell/>
          <table:table-cell office:value-type="string">
            <text:p>(1) AMD Phenom(tm) II X3 720 @ 2.8 GHz</text:p>
          </table:table-cell>
          <table:table-cell/>
        </table:table-row>
        <table:table-row table:style-name="ro1">
          <table:table-cell/>
          <table:table-cell office:value-type="float" office:value="12.111">
            <text:p>12.111</text:p>
          </table:table-cell>
          <table:table-cell office:value-type="float" office:value="12.02">
            <text:p>12.020</text:p>
          </table:table-cell>
          <table:table-cell office:value-type="float" office:value="11.521">
            <text:p>11.521</text:p>
          </table:table-cell>
          <table:table-cell table:style-name="ce1" office:value-type="float" office:value="12.329">
            <text:p>12.329</text:p>
          </table:table-cell>
          <table:table-cell table:style-name="ce1" office:value-type="float" office:value="11.715">
            <text:p>11.715</text:p>
          </table:table-cell>
          <table:table-cell table:style-name="ce1" table:formula="of:=AVERAGE([.B4:.F4])" office:value-type="float" office:value="11.9392">
            <text:p>11.939</text:p>
          </table:table-cell>
          <table:table-cell table:style-name="ce1" table:formula="of:=STDEV([.B4:.F4])" office:value-type="float" office:value="0.321381704519719">
            <text:p>0.321</text:p>
          </table:table-cell>
          <table:table-cell table:style-name="ce1" table:formula="of:=[.H4]/[.G4]" office:value-type="float" office:value="0.0269181942273954">
            <text:p>0.027</text:p>
          </table:table-cell>
          <table:table-cell table:style-name="ce2" table:formula="of:=[.G4]/[.G4]" office:value-type="float" office:value="1">
            <text:p>1.00</text:p>
          </table:table-cell>
          <table:table-cell office:value-type="string">
            <text:p>Naive OpenCL (2)</text:p>
          </table:table-cell>
          <table:table-cell/>
          <table:table-cell office:value-type="string">
            <text:p>(2) ATI Radeon 5830</text:p>
          </table:table-cell>
          <table:table-cell/>
        </table:table-row>
        <table:table-row table:style-name="ro1">
          <table:table-cell/>
          <table:table-cell office:value-type="float" office:value="2.572">
            <text:p>2.572</text:p>
          </table:table-cell>
          <table:table-cell office:value-type="float" office:value="2.522">
            <text:p>2.522</text:p>
          </table:table-cell>
          <table:table-cell office:value-type="float" office:value="2.534">
            <text:p>2.534</text:p>
          </table:table-cell>
          <table:table-cell table:style-name="ce1" office:value-type="float" office:value="2.529">
            <text:p>2.529</text:p>
          </table:table-cell>
          <table:table-cell table:style-name="ce1" office:value-type="float" office:value="2.549">
            <text:p>2.549</text:p>
          </table:table-cell>
          <table:table-cell table:style-name="ce1" table:formula="of:=AVERAGE([.B5:.F5])" office:value-type="float" office:value="2.5412">
            <text:p>2.541</text:p>
          </table:table-cell>
          <table:table-cell table:style-name="ce1" table:formula="of:=STDEV([.B5:.F5])" office:value-type="float" office:value="0.0198670581616907">
            <text:p>0.020</text:p>
          </table:table-cell>
          <table:table-cell table:style-name="ce1" table:formula="of:=[.H5]/[.G5]" office:value-type="float" office:value="0.00781798290637914">
            <text:p>0.008</text:p>
          </table:table-cell>
          <table:table-cell table:style-name="ce2" table:formula="of:=[.G4]/[.G5]" office:value-type="float" office:value="4.69825279395561">
            <text:p>4.70</text:p>
          </table:table-cell>
          <table:table-cell office:value-type="string">
            <text:p>Hand Vectorized OpenCL (2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21531">
            <text:p>3.422</text:p>
          </table:table-cell>
          <table:table-cell office:value-type="float" office:value="3.488466">
            <text:p>3.488</text:p>
          </table:table-cell>
          <table:table-cell office:value-type="float" office:value="3.485921">
            <text:p>3.486</text:p>
          </table:table-cell>
          <table:table-cell table:style-name="ce1" office:value-type="float" office:value="3.42685">
            <text:p>3.427</text:p>
          </table:table-cell>
          <table:table-cell table:style-name="ce1" office:value-type="float" office:value="3.437379">
            <text:p>3.437</text:p>
          </table:table-cell>
          <table:table-cell table:style-name="ce1" table:formula="of:=AVERAGE([.B6:.F6])" office:value-type="float" office:value="3.4520294">
            <text:p>3.452</text:p>
          </table:table-cell>
          <table:table-cell table:style-name="ce1" table:formula="of:=STDEV([.B6:.F6])" office:value-type="float" office:value="0.0326153919844603">
            <text:p>0.033</text:p>
          </table:table-cell>
          <table:table-cell table:style-name="ce1" table:formula="of:=[.H6]/[.G6]" office:value-type="float" office:value="0.00944817908690473">
            <text:p>0.009</text:p>
          </table:table-cell>
          <table:table-cell table:style-name="ce2" table:formula="of:=[.G4]/[.G6]" office:value-type="float" office:value="3.45860322047083">
            <text:p>3.46</text:p>
          </table:table-cell>
          <table:table-cell office:value-type="string">
            <text:p>Simple Bacon, no unr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13044">
            <text:p>3.213</text:p>
          </table:table-cell>
          <table:table-cell office:value-type="float" office:value="3.201527">
            <text:p>3.202</text:p>
          </table:table-cell>
          <table:table-cell office:value-type="float" office:value="3.193867">
            <text:p>3.194</text:p>
          </table:table-cell>
          <table:table-cell table:style-name="ce1" office:value-type="float" office:value="3.196052">
            <text:p>3.196</text:p>
          </table:table-cell>
          <table:table-cell table:style-name="ce1" office:value-type="float" office:value="3.195743">
            <text:p>3.196</text:p>
          </table:table-cell>
          <table:table-cell table:style-name="ce1" table:formula="of:=AVERAGE([.B7:.F7])" office:value-type="float" office:value="3.2000466">
            <text:p>3.200</text:p>
          </table:table-cell>
          <table:table-cell table:style-name="ce1" table:formula="of:=STDEV([.B7:.F7])" office:value-type="float" office:value="0.00780687596289321">
            <text:p>0.008</text:p>
          </table:table-cell>
          <table:table-cell table:style-name="ce1" table:formula="of:=[.H7]/[.G7]" office:value-type="float" office:value="0.00243961321153673">
            <text:p>0.002</text:p>
          </table:table-cell>
          <table:table-cell table:style-name="ce2" table:formula="of:=[.G4]/[.G7]" office:value-type="float" office:value="3.73094566810371">
            <text:p>3.73</text:p>
          </table:table-cell>
          <table:table-cell office:value-type="string">
            <text:p>Simple Bacon, unroll by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77249">
            <text:p>3.277</text:p>
          </table:table-cell>
          <table:table-cell office:value-type="float" office:value="3.281145">
            <text:p>3.281</text:p>
          </table:table-cell>
          <table:table-cell office:value-type="float" office:value="3.27984">
            <text:p>3.280</text:p>
          </table:table-cell>
          <table:table-cell table:style-name="ce1" office:value-type="float" office:value="3.296763">
            <text:p>3.297</text:p>
          </table:table-cell>
          <table:table-cell table:style-name="ce1" office:value-type="float" office:value="3.277507">
            <text:p>3.278</text:p>
          </table:table-cell>
          <table:table-cell table:style-name="ce1" table:formula="of:=AVERAGE([.B8:.F8])" office:value-type="float" office:value="3.2825008">
            <text:p>3.283</text:p>
          </table:table-cell>
          <table:table-cell table:style-name="ce1" table:formula="of:=STDEV([.B8:.F8])" office:value-type="float" office:value="0.00813707319618053">
            <text:p>0.008</text:p>
          </table:table-cell>
          <table:table-cell table:style-name="ce1" table:formula="of:=[.H8]/[.G8]" office:value-type="float" office:value="0.00247892496970009">
            <text:p>0.002</text:p>
          </table:table-cell>
          <table:table-cell table:style-name="ce2" table:formula="of:=[.G4]/[.G8]" office:value-type="float" office:value="3.63722683631943">
            <text:p>3.64</text:p>
          </table:table-cell>
          <table:table-cell office:value-type="string">
            <text:p>Simple Bacon, unroll by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07552">
            <text:p>3.608</text:p>
          </table:table-cell>
          <table:table-cell office:value-type="float" office:value="3.598301">
            <text:p>3.598</text:p>
          </table:table-cell>
          <table:table-cell office:value-type="float" office:value="3.596958">
            <text:p>3.597</text:p>
          </table:table-cell>
          <table:table-cell table:style-name="ce1" office:value-type="float" office:value="3.600798">
            <text:p>3.601</text:p>
          </table:table-cell>
          <table:table-cell table:style-name="ce1" office:value-type="float" office:value="3.601895">
            <text:p>3.602</text:p>
          </table:table-cell>
          <table:table-cell table:style-name="ce1" table:formula="of:=AVERAGE([.B9:.F9])" office:value-type="float" office:value="3.6011008">
            <text:p>3.601</text:p>
          </table:table-cell>
          <table:table-cell table:style-name="ce1" table:formula="of:=STDEV([.B9:.F9])" office:value-type="float" office:value="0.00410311146570504">
            <text:p>0.004</text:p>
          </table:table-cell>
          <table:table-cell table:style-name="ce1" table:formula="of:=[.H9]/[.G9]" office:value-type="float" office:value="0.00113940478025637">
            <text:p>0.001</text:p>
          </table:table-cell>
          <table:table-cell table:style-name="ce2" table:formula="of:=[.G4]/[.G9]" office:value-type="float" office:value="3.31543065942503">
            <text:p>3.32</text:p>
          </table:table-cell>
          <table:table-cell office:value-type="string">
            <text:p>Simple Bacon, unroll by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08541">
            <text:p>5.909</text:p>
          </table:table-cell>
          <table:table-cell office:value-type="float" office:value="5.428749">
            <text:p>5.429</text:p>
          </table:table-cell>
          <table:table-cell office:value-type="float" office:value="6.076842">
            <text:p>6.077</text:p>
          </table:table-cell>
          <table:table-cell table:style-name="ce1" office:value-type="float" office:value="5.42991">
            <text:p>5.430</text:p>
          </table:table-cell>
          <table:table-cell table:style-name="ce1" office:value-type="float" office:value="5.809946">
            <text:p>5.810</text:p>
          </table:table-cell>
          <table:table-cell table:style-name="ce1" table:formula="of:=AVERAGE([.B10:.F10])" office:value-type="float" office:value="5.7307976">
            <text:p>5.731</text:p>
          </table:table-cell>
          <table:table-cell table:style-name="ce1" table:formula="of:=STDEV([.B10:.F10])" office:value-type="float" office:value="0.291277623940288">
            <text:p>0.291</text:p>
          </table:table-cell>
          <table:table-cell table:style-name="ce1" table:formula="of:=[.H10]/[.G10]" office:value-type="float" office:value="0.0508267163265875">
            <text:p>0.051</text:p>
          </table:table-cell>
          <table:table-cell table:style-name="ce2" table:formula="of:=[.G4]/[.G10]" office:value-type="float" office:value="2.08334002233825">
            <text:p>2.08</text:p>
          </table:table-cell>
          <table:table-cell office:value-type="string">
            <text:p>Simple Bacon, unroll by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76703">
            <text:p>5.077</text:p>
          </table:table-cell>
          <table:table-cell office:value-type="float" office:value="5.081048">
            <text:p>5.081</text:p>
          </table:table-cell>
          <table:table-cell office:value-type="float" office:value="5.086227">
            <text:p>5.086</text:p>
          </table:table-cell>
          <table:table-cell table:style-name="ce1" office:value-type="float" office:value="5.087025">
            <text:p>5.087</text:p>
          </table:table-cell>
          <table:table-cell table:style-name="ce1" office:value-type="float" office:value="5.079458">
            <text:p>5.079</text:p>
          </table:table-cell>
          <table:table-cell table:style-name="ce1" table:formula="of:=AVERAGE([.B11:.F11])" office:value-type="float" office:value="5.0820922">
            <text:p>5.082</text:p>
          </table:table-cell>
          <table:table-cell table:style-name="ce1" table:formula="of:=STDEV([.B11:.F11])" office:value-type="float" office:value="0.00443006565414093">
            <text:p>0.004</text:p>
          </table:table-cell>
          <table:table-cell table:style-name="ce1" table:formula="of:=[.H11]/[.G11]" office:value-type="float" office:value="0.000871701157673001">
            <text:p>0.001</text:p>
          </table:table-cell>
          <table:table-cell table:style-name="ce2" table:formula="of:=[.G4]/[.G11]" office:value-type="float" office:value="2.34926867324446">
            <text:p>2.35</text:p>
          </table:table-cell>
          <table:table-cell office:value-type="string">
            <text:p>2x2 blocks, no unr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67859">
            <text:p>1.968</text:p>
          </table:table-cell>
          <table:table-cell office:value-type="float" office:value="1.990734">
            <text:p>1.991</text:p>
          </table:table-cell>
          <table:table-cell office:value-type="float" office:value="1.973094">
            <text:p>1.973</text:p>
          </table:table-cell>
          <table:table-cell table:style-name="ce1" office:value-type="float" office:value="1.957293">
            <text:p>1.957</text:p>
          </table:table-cell>
          <table:table-cell table:style-name="ce1" office:value-type="float" office:value="1.964855">
            <text:p>1.965</text:p>
          </table:table-cell>
          <table:table-cell table:style-name="ce1" table:formula="of:=AVERAGE([.B12:.F12])" office:value-type="float" office:value="1.970767">
            <text:p>1.971</text:p>
          </table:table-cell>
          <table:table-cell table:style-name="ce1" table:formula="of:=STDEV([.B12:.F12])" office:value-type="float" office:value="0.0125404635281157">
            <text:p>0.013</text:p>
          </table:table-cell>
          <table:table-cell table:style-name="ce1" table:formula="of:=[.H12]/[.G12]" office:value-type="float" office:value="0.00636324006243037">
            <text:p>0.006</text:p>
          </table:table-cell>
          <table:table-cell table:style-name="ce2" table:formula="of:=[.G4]/[.G12]" office:value-type="float" office:value="6.05814893389224">
            <text:p>6.06</text:p>
          </table:table-cell>
          <table:table-cell office:value-type="string">
            <text:p>2x2 blocks, unroll by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08405">
            <text:p>4.008</text:p>
          </table:table-cell>
          <table:table-cell office:value-type="float" office:value="4.003742">
            <text:p>4.004</text:p>
          </table:table-cell>
          <table:table-cell office:value-type="float" office:value="3.994552">
            <text:p>3.995</text:p>
          </table:table-cell>
          <table:table-cell table:style-name="ce1" office:value-type="float" office:value="4.02092">
            <text:p>4.021</text:p>
          </table:table-cell>
          <table:table-cell table:style-name="ce1" office:value-type="float" office:value="4.600116">
            <text:p>4.600</text:p>
          </table:table-cell>
          <table:table-cell table:style-name="ce1" table:formula="of:=AVERAGE([.B13:.F13])" office:value-type="float" office:value="4.125547">
            <text:p>4.126</text:p>
          </table:table-cell>
          <table:table-cell table:style-name="ce1" table:formula="of:=STDEV([.B13:.F13])" office:value-type="float" office:value="0.265462304811813">
            <text:p>0.265</text:p>
          </table:table-cell>
          <table:table-cell table:style-name="ce1" table:formula="of:=[.H13]/[.G13]" office:value-type="float" office:value="0.0643459654712001">
            <text:p>0.064</text:p>
          </table:table-cell>
          <table:table-cell table:style-name="ce2" table:formula="of:=[.G4]/[.G13]" office:value-type="float" office:value="2.89396775748768">
            <text:p>2.89</text:p>
          </table:table-cell>
          <table:table-cell office:value-type="string">
            <text:p>2x2 blocks, unroll by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9577">
            <text:p>5.250</text:p>
          </table:table-cell>
          <table:table-cell office:value-type="float" office:value="5.244281">
            <text:p>5.244</text:p>
          </table:table-cell>
          <table:table-cell office:value-type="float" office:value="5.263703">
            <text:p>5.264</text:p>
          </table:table-cell>
          <table:table-cell table:style-name="ce1" office:value-type="float" office:value="5.247519">
            <text:p>5.248</text:p>
          </table:table-cell>
          <table:table-cell table:style-name="ce1" office:value-type="float" office:value="5.25863">
            <text:p>5.259</text:p>
          </table:table-cell>
          <table:table-cell table:style-name="ce1" table:formula="of:=AVERAGE([.B14:.F14])" office:value-type="float" office:value="5.252742">
            <text:p>5.253</text:p>
          </table:table-cell>
          <table:table-cell table:style-name="ce1" table:formula="of:=STDEV([.B14:.F14])" office:value-type="float" office:value="0.00811938328938834">
            <text:p>0.008</text:p>
          </table:table-cell>
          <table:table-cell table:style-name="ce1" table:formula="of:=[.H14]/[.G14]" office:value-type="float" office:value="0.00154574187907732">
            <text:p>0.002</text:p>
          </table:table-cell>
          <table:table-cell table:style-name="ce2" table:formula="of:=[.G4]/[.G14]" office:value-type="float" office:value="2.2729462060006">
            <text:p>2.27</text:p>
          </table:table-cell>
          <table:table-cell office:value-type="string">
            <text:p>2x2 blocks, unroll by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944572">
            <text:p>15.945</text:p>
          </table:table-cell>
          <table:table-cell office:value-type="float" office:value="15.967366">
            <text:p>15.967</text:p>
          </table:table-cell>
          <table:table-cell office:value-type="float" office:value="15.955508">
            <text:p>15.956</text:p>
          </table:table-cell>
          <table:table-cell table:style-name="ce1" office:value-type="float" office:value="16.016079">
            <text:p>16.016</text:p>
          </table:table-cell>
          <table:table-cell table:style-name="ce1" office:value-type="float" office:value="15.999534">
            <text:p>16.000</text:p>
          </table:table-cell>
          <table:table-cell table:style-name="ce1" table:formula="of:=AVERAGE([.B15:.F15])" office:value-type="float" office:value="15.9766118">
            <text:p>15.977</text:p>
          </table:table-cell>
          <table:table-cell table:style-name="ce1" table:formula="of:=STDEV([.B15:.F15])" office:value-type="float" office:value="0.0301682411850611">
            <text:p>0.030</text:p>
          </table:table-cell>
          <table:table-cell table:style-name="ce1" table:formula="of:=[.H15]/[.G15]" office:value-type="float" office:value="0.00188827528406624">
            <text:p>0.002</text:p>
          </table:table-cell>
          <table:table-cell table:style-name="ce2" table:formula="of:=[.G4]/[.G15]" office:value-type="float" office:value="0.747292363954165">
            <text:p>0.75</text:p>
          </table:table-cell>
          <table:table-cell office:value-type="string">
            <text:p>2x2 blocks, unroll by 1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float" office:value="16.227134">
            <text:p>16.227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office:value-type="string">
            <text:p>4x4 blocks, no unr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2">
            <text:p>2752.000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office:value-type="string">
            <text:p>Naive CPU 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Unrol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.783">
            <text:p>7.783</text:p>
          </table:table-cell>
          <table:table-cell table:style-name="ce1" office:value-type="float" office:value="1.53">
            <text:p>1.530</text:p>
          </table:table-cell>
          <table:table-cell/>
          <table:table-cell office:value-type="string">
            <text:p>Sequential (1)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float" office:value="2.541">
            <text:p>2.541</text:p>
          </table:table-cell>
          <table:table-cell table:style-name="ce1" office:value-type="float" office:value="4.7">
            <text:p>4.700</text:p>
          </table:table-cell>
          <table:table-cell/>
          <table:table-cell office:value-type="string">
            <text:p>Hand Vectorized OpenCL (2)</text:p>
          </table:table-cell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>
            <draw:frame table:end-cell-address="Sheet1.S51" table:end-x="0.7693in" table:end-y="0.1039in" draw:z-index="0" draw:style-name="gr1" svg:width="7.7394in" svg:height="3.8965in" svg:x="0.6362in" svg:y="0.1039in">
              <draw:object draw:notify-on-update-of-ranges="Sheet1.L35:Sheet1.L39 Sheet1.M34:Sheet1.M34 Sheet1.M35:Sheet1.M39 Sheet1.N34:Sheet1.N34 Sheet1.N35:Sheet1.N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11.939">
            <text:p>11.939</text:p>
          </table:table-cell>
          <table:table-cell table:style-name="ce1" office:value-type="float" office:value="1">
            <text:p>1.000</text:p>
          </table:table-cell>
          <table:table-cell office:value-type="float" office:value="1">
            <text:p>1</text:p>
          </table:table-cell>
          <table:table-cell office:value-type="string">
            <text:p>Naive OpenCL (2)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office:value-type="string">
            <text:p>Time</text:p>
          </table:table-cell>
          <table:table-cell table:number-columns-repeated="3"/>
          <table:table-cell office:value-type="string">
            <text:p>Program</text:p>
          </table:table-cell>
          <table:table-cell office:value-type="string">
            <text:p>Speedup</text:p>
          </table:table-cell>
          <table:table-cell office:value-type="string">
            <text:p>Unroll</text:p>
          </table:table-cell>
          <table:table-cell/>
          <table:table-cell office:value-type="string">
            <text:p>Unroll</text:p>
          </table:table-cell>
          <table:table-cell office:value-type="string">
            <text:p>Naive </text:p>
          </table:table-cell>
          <table:table-cell office:value-type="string">
            <text:p>2x2 Blocks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452">
            <text:p>3.452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3.46">
            <text:p>3.460</text:p>
          </table:table-cell>
          <table:table-cell table:style-name="ce1" office:value-type="float" office:value="2.35">
            <text:p>2.35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2">
            <text:p>3.200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3.73">
            <text:p>3.730</text:p>
          </table:table-cell>
          <table:table-cell table:style-name="ce1" office:value-type="float" office:value="6.06">
            <text:p>6.06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283">
            <text:p>3.283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3.64">
            <text:p>3.640</text:p>
          </table:table-cell>
          <table:table-cell table:style-name="ce1" office:value-type="float" office:value="2.89">
            <text:p>2.89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601">
            <text:p>3.601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3.32">
            <text:p>3.320</text:p>
          </table:table-cell>
          <table:table-cell table:style-name="ce1" office:value-type="float" office:value="2.27">
            <text:p>2.27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5.731">
            <text:p>5.731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2.08">
            <text:p>2.080</text:p>
          </table:table-cell>
          <table:table-cell table:style-name="ce1" office:value-type="float" office:value="0.75">
            <text:p>0.75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5.082">
            <text:p>5.082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1.971">
            <text:p>1.971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4.126">
            <text:p>4.126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5.253">
            <text:p>5.253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15.977">
            <text:p>15.977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16">
            <text:p>1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04/30/2011</text:date>, <text:time>04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 Tuck</meta:initial-creator>
    <meta:creation-date>2011-04-25T09:13:41</meta:creation-date>
    <meta:generator>OpenOffice.org/3.2$Unix OpenOffice.org_project/320m19$Build-9505</meta:generator>
    <dc:date>2011-04-30T04:57:01</dc:date>
    <dc:creator>Nat Tuck</dc:creator>
    <meta:editing-duration>PT08H19M03S</meta:editing-duration>
    <meta:editing-cycles>15</meta:editing-cycles>
    <meta:document-statistic meta:table-count="3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59cm" svg:height="9.898cm" xlink:href=".." chart:class="chart:line" chart:style-name="ch1">
        <chart:legend chart:legend-position="end" svg:x="17.187cm" svg:y="4.48cm" chart:style-name="ch2"/>
        <chart:plot-area chart:style-name="ch3" table:cell-range-address="Sheet1.L34:Sheet1.N39" chart:data-source-has-labels="both" svg:x="0.585cm" svg:y="0.197cm" svg:width="16.21cm" svg:height="9.311cm">
          <chart:axis chart:dimension="x" chart:name="primary-x" chart:style-name="ch4">
            <chart:title svg:x="8.129cm" svg:y="9.133cm" chart:style-name="ch5">
              <text:p>Loop Unroll</text:p>
            </chart:title>
            <chart:categories table:cell-range-address="Sheet1.L35:Sheet1.L39"/>
          </chart:axis>
          <chart:axis chart:dimension="y" chart:name="primary-y" chart:style-name="ch6">
            <chart:title svg:x="0.394cm" svg:y="5.228cm" chart:style-name="ch7">
              <text:p>Speedup</text:p>
            </chart:title>
            <chart:grid chart:style-name="ch8" chart:class="major"/>
          </chart:axis>
          <chart:series chart:style-name="ch9" chart:values-cell-range-address="Sheet1.M35:Sheet1.M39" chart:label-cell-address="Sheet1.M34:Sheet1.M34" chart:class="chart:line">
            <chart:data-point chart:repeated="5"/>
          </chart:series>
          <chart:series chart:style-name="ch10" chart:values-cell-range-address="Sheet1.N35:Sheet1.N39" chart:label-cell-address="Sheet1.N34:Sheet1.N3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34:Sheet1.M34">Naive </text:p>
              </table:table-cell>
              <table:table-cell office:value-type="string">
                <text:p text:id="Sheet1.N34:Sheet1.N34">2x2 Blocks</text:p>
              </table:table-cell>
            </table:table-row>
          </table:table-header-rows>
          <table:table-rows>
            <table:table-row>
              <table:table-cell office:value-type="string">
                <text:p text:id="Sheet1.L35:Sheet1.L39">1</text:p>
              </table:table-cell>
              <table:table-cell office:value-type="float" office:value="3.46">
                <text:p text:id="Sheet1.M35:Sheet1.M39">3.46</text:p>
              </table:table-cell>
              <table:table-cell office:value-type="float" office:value="2.35">
                <text:p text:id="Sheet1.N35:Sheet1.N39">2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3">
                <text:p>3.7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4">
                <text:p>3.6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2">
                <text:p>3.3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8">
                <text:p>2.08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